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89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1.04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tdServidoresIF-PorBairroETipoDeRis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Risco</text:p>
          </table:table-cell>
          <table:table-cell office:value-type="string" calcext:value-type="string">
            <text:p>Qtd Servidores</text:p>
          </table:table-cell>
        </table:table-row>
        <table:table-row table:style-name="ro1">
          <table:table-cell office:value-type="string" calcext:value-type="string">
            <text:p>Alto Casa Blan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vorad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vora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lvede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vede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t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t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a Vis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sa Blanc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sa Blanca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Ã¢ndido Villa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Ã¢ndido Villag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Ã¢ndido Villag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nt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entr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plana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ustri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dustri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acanÃ£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va EsperanÃ§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va FÃ¡tim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vo Panor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nor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noram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gress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gress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MÃ´nic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to Exped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o Expedi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£o Fideli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Ã£o Geral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Ã£o Geral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Ã£o JosÃ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Ã£o Migu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£o Migu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Ã­lvio Santiag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Ã­lvio Santia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a Aparec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la Aparecid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a CanaÃ£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a JanuÃ¡ri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ta Aleg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ona Rura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Zona Ru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document-statistic meta:table-count="1" meta:cell-count="156" meta:object-count="0"/>
    <meta:generator>LibreOffice/7.0.0.3$MacOSX_X86_64 LibreOffice_project/8061b3e9204bef6b321a21033174034a5e2ea88e</meta:generator>
  </office:meta>
</office:document-meta>
</file>